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fo:font-style="italic" style:font-size-asian="14pt" style:font-style-asian="italic" style:font-size-complex="14pt" style:font-style-complex="italic"/>
    </style:style>
    <style:style style:name="P3" style:family="paragraph" style:parent-style-name="Standard">
      <style:text-properties style:font-name="Times New Roman" fo:font-size="14pt" style:font-size-asian="14pt" style:font-size-complex="14pt"/>
    </style:style>
    <style:style style:name="P4" style:family="paragraph" style:parent-style-name="Standard">
      <style:text-properties style:font-name="Times New Roman" fo:font-size="14pt" fo:font-weight="normal" style:font-size-asian="14pt" style:font-weight-asian="normal" style:font-size-complex="14pt" style:font-weight-complex="normal"/>
    </style:style>
    <style:style style:name="P5" style:family="paragraph" style:parent-style-name="Preformatted_20_Text">
      <style:text-properties fo:font-size="14pt" style:font-size-asian="14pt" style:font-size-complex="14pt"/>
    </style:style>
    <style:style style:name="P6" style:family="paragraph" style:parent-style-name="Preformatted_20_Text">
      <style:text-properties style:font-name="Times New Roman" fo:font-size="14pt" style:font-size-asian="14pt" style:font-size-complex="14pt"/>
    </style:style>
    <style:style style:name="T1" style:family="text">
      <style:text-properties fo:font-size="14pt" style:font-size-asian="14pt" style:font-size-complex="14pt"/>
    </style:style>
    <style:style style:name="T2" style:family="text">
      <style:text-properties style:font-name="Times New Roman"/>
    </style:style>
    <style:style style:name="T3" style:family="text">
      <style:text-properties style:font-name="Times New Roman" fo:font-size="14pt" fo:font-style="italic" style:font-size-asian="14pt" style:font-style-asian="italic" style:font-size-complex="14pt" style:font-style-complex="italic"/>
    </style:style>
    <style:style style:name="T4" style:family="text">
      <style:text-properties style:font-name="Times New Roman" fo:font-style="italic" style:font-style-asian="italic" style:font-style-complex="italic"/>
    </style:style>
    <style:style style:name="T5" style:family="text">
      <style:text-properties style:font-name="Times New Roman" fo:font-style="normal" style:font-style-asian="normal" style:font-style-complex="normal"/>
    </style:style>
    <style:style style:name="T6"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Nous avions le choix entre développer notre propre navigateur, ou d'ajouter un plugin à un navigateur déjà existant pour modifier son comportement. </text:p>
      <text:p text:style-name="P1">Développer notre propre navigateur nous aurait contraint à coder des fonctionnalités déjà fournies par les navigateurs existant, nous avons donc rapidement écarté cette solution, celle-ci ne présentant pas d’intérêt vis à vis de notre objectif. Ainsi nous avons étudié le langage le plus utilisé (XUL) pour la conception d'extension de navigateurs, et bien compris le rôle et le fonctionnement de ces derniers.</text:p>
      <text:p text:style-name="P1"/>
      <text:p text:style-name="P1">Nous avons choisi XUL comme langage d'extension car il offre une souplesse et une puissance au système d'extension que n'a pas encore atteint HTML 5. En effet, certaines parties de la technologie XUL sont absentes en HTML 5, comme les overlays.</text:p>
      <text:p text:style-name="P1"/>
      <text:p text:style-name="P1">La première tache du plugin est de détecter une URL d'un serveur Myweb. </text:p>
      <text:p text:style-name="P1">On a donc convenu d'une pattern particulière d’adresse URL pour être reconnu Myweb : Elle doit contenir « /myweb/ » et doit finir soit par « .json » soit par « .template».</text:p>
      <text:p text:style-name="P1"/>
      <text:p text:style-name="Standard"><text:span text:style-name="T1">On se sert de l'evenement onPageLoad de l'interface nsIWebProgressListener pour détécter le chargement d'une nouvelle page :</text:span></text:p>
      <text:p text:style-name="Standard"><text:span text:style-name="T1"/></text:p>
      <text:p text:style-name="Standard"><text:span text:style-name="Source_20_Text"><text:span text:style-name="T3">gBrowser.addEventListener("DOMContentLoaded", this.onPageLoad, false);</text:span></text:span></text:p>
      <text:p text:style-name="Standard"><text:span text:style-name="Source_20_Text"><text:span text:style-name="T3"/></text:span></text:p>
      <text:p text:style-name="P1">La variable globale gBrowser donne l’accès au navigateur. Le navigateur est un élément tabbrowser situé dans le browser.xul.</text:p>
      <text:p text:style-name="P1"/>
      <text:p text:style-name="P1">On récupére le nom de la ressource situé dans l'URL, l'application parcours ensuite le dossier dédié à stocker les template, pour comparer le nom de la ressource avec le nom du template. La ressource est de la forme « toto.json » et le template de la forme « toto.template».</text:p>
      <text:p text:style-name="P1"/>
      <text:p text:style-name="P2">let template = getLocalDirectory();<text:line-break/>template.append("nomURI");<text:line-break/>if (template.exists() == true)</text:p>
      <text:p text:style-name="P1"/>
      <text:p text:style-name="P1">Si il y a un template avec le même nom que la ressource (sans l'extension du fichier), le plugin appelle le parseur pour générer une page HTML à partir d'une donnée JSON et d'un template. </text:p>
      <text:p text:style-name="P1"/>
      <text:p text:style-name="P5"><text:span text:style-name="Source_20_Text"><text:span text:style-name="T4">var result = Mustache.render(template, data);</text:span></text:span></text:p>
      <text:p text:style-name="P5"><text:span text:style-name="Source_20_Text"><text:span text:style-name="T4"/></text:span></text:p>
      <text:p text:style-name="P4">Le code du parseur de Mustache à été ajouté dans les ressources du module.</text:p>
      <text:p text:style-name="P3">Si il n'y a pas de template en local ayant le même nom que la ressource, on redirige l'URL pour demander au serveur le template :</text:p>
      <text:p text:style-name="P3"><text:soft-page-break/></text:p>
      <text:p text:style-name="P3"><text:span text:style-name="T6">window._content.document.location = url + </text:span><text:span text:style-name="Source_20_Text"><text:span text:style-name="T4">"&amp;template=false"</text:span></text:span><text:span text:style-name="T6">;</text:span></text:p>
      <text:p text:style-name="P3"/>
      <text:p text:style-name="P3">On récupère le template dans une variable :</text:p>
      <text:p text:style-name="P3"/>
      <text:p text:style-name="P6"><text:span text:style-name="Source_20_Text"><text:span text:style-name="T4">var templatedef = document.body.innerHTML;</text:span></text:span></text:p>
      <text:p text:style-name="P3"/>
      <text:p text:style-name="P3">Et on peut appeler le parser sur le template par defaut :</text:p>
      <text:p text:style-name="P3"/>
      <text:p text:style-name="P6"><text:span text:style-name="Source_20_Text"><text:span text:style-name="T4">var result = Mustache.render(templatedef, data);</text:span></text:span></text:p>
      <text:p text:style-name="P6"><text:span text:style-name="Source_20_Text"><text:span text:style-name="T5"/></text:span></text:p>
      <text:p text:style-name="P6"><text:span text:style-name="Source_20_Text"><text:span text:style-name="T5">Il ne reste plus qu'a afficher le resultat dans window :</text:span></text:span></text:p>
      <text:p text:style-name="P6"><text:span text:style-name="Source_20_Text"><text:span text:style-name="T5"/></text:span></text:p>
      <text:p text:style-name="P6"><text:span text:style-name="Source_20_Text"><text:span text:style-name="T5">window.document.body.innerHTML = result;</text:span></text:span></text:p>
      <text:p text:style-name="P6"><text:span text:style-name="Source_20_Text"><text:span text:style-name="T5"/></text:span></text:p>
      <text:p text:style-name="P6"><text:span text:style-name="Source_20_Tex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ph ley</meta:initial-creator>
    <meta:creation-date>2014-05-25T13:58:47.08</meta:creation-date>
    <dc:date>2014-05-26T03:25:39.15</dc:date>
    <dc:creator>raph ley</dc:creator>
    <meta:editing-duration>PT12H30M54S</meta:editing-duration>
    <meta:editing-cycles>3</meta:editing-cycles>
    <meta:generator>OpenOffice/4.0.1$Win32 OpenOffice.org_project/401m5$Build-9714</meta:generator>
    <meta:document-statistic meta:table-count="0" meta:image-count="0" meta:object-count="0" meta:page-count="2" meta:paragraph-count="21" meta:word-count="394" meta:character-count="2512"/>
  </office:meta>
</office:document-meta>
</file>